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horizontal-pos="center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ermodinâmica e Mecânica Estatística - RER</text:p>
      <text:p text:style-name="P2"/>
      <text:p text:style-name="P2"/>
      <text:p text:style-name="Standard"><text:span text:style-name="T1">Departamento:</text:span> <text:s/>Física e Biofísica</text:p>
      <text:p text:style-name="Standard"><text:span text:style-name="T1">Professor:</text:span> Ney Lemke</text:p>
      <text:p text:style-name="Standard"><text:span text:style-name="T1">Curso: </text:span>Física Médica</text:p>
      <text:p text:style-name="Standard"/>
      <text:p text:style-name="Standard"/>
      <text:p text:style-name="Standard"><draw:frame draw:style-name="fr1" draw:name="Object1" text:anchor-type="paragraph" svg:width="4.5598in" svg:height="1.5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"/><text:tab/><text:tab/><text:tab/><text:tab/>_____________________________</text:p>
      <text:p text:style-name="Standard"><text:s text:c="4"/><text:tab/><text:tab/><text:tab/><text:tab/><text:tab/>Prof. Dr. Ney Lemk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lemke</meta:initial-creator>
    <meta:creation-date>2006-12-04T15:06:17</meta:creation-date>
    <dc:creator>Ney Lemke</dc:creator>
    <dc:date>2007-06-25T17:29:19</dc:date>
    <meta:printed-by>Ney Lemke</meta:printed-by>
    <meta:print-date>2007-06-25T10:33:48</meta:print-date>
    <dc:language>en-US</dc:language>
    <meta:editing-cycles>4</meta:editing-cycles>
    <meta:editing-duration>PT8H17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6" meta:word-count="19" meta:character-count="1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583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22in" fo:break-before="auto" style:use-optimal-row-height="true"/>
    </style:style>
    <style:style style:name="ro2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2pt" fo:font-style="normal" fo:text-shadow="none" style:text-underline-style="none" fo:font-weight="bold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fo:font-size="12pt" fo:font-weight="bold"/>
    </style:style>
    <style:style style:name="ce4" style:family="table-cell" style:parent-style-name="Default" style:data-style-name="N0">
      <style:table-cell-properties fo:border="0.0008in solid #000000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otas RER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Nome</text:p>
          </table:table-cell>
          <table:table-cell table:style-name="ce3" office:value-type="string">
            <text:p>Média Final</text:p>
          </table:table-cell>
        </table:table-row>
        <table:table-row table:style-name="ro2">
          <table:table-cell office:value-type="string">
            <text:p>Alexandre Moura Zurcher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Allan Felipe Fattori Alves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Eduardo Trindade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Káthia Takeda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Marcos Felipe Calabres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icholas Michael e Sene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Paulo Robert Correa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>
      <style:table-cell-properties style:rotation-align="none"/>
      <style:text-properties fo:color="#000000" style:font-name="Sans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5">06/25/2007</text:date>, <text:time>10:3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